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6.61pt"/>
    </style:style>
    <style:style style:name="co2" style:family="table-column">
      <style:table-column-properties fo:break-before="auto" style:column-width="234.26pt"/>
    </style:style>
    <style:style style:name="co3" style:family="table-column">
      <style:table-column-properties fo:break-before="auto" style:column-width="524.1pt"/>
    </style:style>
    <style:style style:name="co4" style:family="table-column">
      <style:table-column-properties fo:break-before="auto" style:column-width="205.99pt"/>
    </style:style>
    <style:style style:name="co5" style:family="table-column">
      <style:table-column-properties fo:break-before="auto" style:column-width="240.41pt"/>
    </style:style>
    <style:style style:name="co6" style:family="table-column">
      <style:table-column-properties fo:break-before="auto" style:column-width="321.7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352.15pt"/>
    </style:style>
    <style:style style:name="co9" style:family="table-column">
      <style:table-column-properties fo:break-before="auto" style:column-width="58.56pt"/>
    </style:style>
    <style:style style:name="co10" style:family="table-column">
      <style:table-column-properties fo:break-before="auto" style:column-width="179.74pt"/>
    </style:style>
    <style:style style:name="co11" style:family="table-column">
      <style:table-column-properties fo:break-before="auto" style:column-width="129.26pt"/>
    </style:style>
    <style:style style:name="co12" style:family="table-column">
      <style:table-column-properties fo:break-before="auto" style:column-width="134.65pt"/>
    </style:style>
    <style:style style:name="co13" style:family="table-column">
      <style:table-column-properties fo:break-before="auto" style:column-width="261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ro3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e0efd4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T1" style:family="text">
      <style:text-properties style:font-name-asian="AR PL SungtiL GB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font-name-asian="AR PL SungtiL GB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a65d"/>
    </style:style>
    <style:style style:name="T3" style:family="text">
      <style:text-properties style:font-name-asian="AR PL SungtiL GB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a65d"/>
    </style:style>
    <style:style style:name="T6" style:family="text">
      <style:text-properties style:font-name-asian="AR PL SungtiL GB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ed1c24"/>
    </style:style>
    <style:style style:name="T7" style:family="text">
      <style:text-properties style:font-name-asian="AR PL SungtiL GB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  <style:style style:name="T8" style:family="text">
      <style:text-properties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9" style:family="text">
      <style:text-properties fo:color="#00a65d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ymbolic-exec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/>
          <table:table-cell table:style-name="ce1" office:value-type="string" calcext:value-type="string">
            <text:p>wen_stage1</text:p>
          </table:table-cell>
          <table:table-cell table:style-name="ce1" office:value-type="string" calcext:value-type="string">
            <text:p>wen_stage2</text:p>
          </table:table-cell>
          <table:table-cell table:style-name="ce1" office:value-type="string" calcext:value-type="string">
            <text:p>Stage1 := wen1 ? Stage1*2+1 : stage3</text:p>
          </table:table-cell>
          <table:table-cell table:style-name="ce1" office:value-type="string" calcext:value-type="string">
            <text:p>Stage2 := stage1 *2 <text:s/>+ 1</text:p>
          </table:table-cell>
          <table:table-cell table:style-name="ce1" office:value-type="string" calcext:value-type="string">
            <text:p>Stage3 := wen2 ? Stage2 : stage3</text:p>
          </table:table-cell>
          <table:table-cell table:style-name="Default" table:number-columns-repeated="1018"/>
        </table:table-row>
        <table:table-row table:style-name="ro1">
          <table:table-cell table:style-name="ce1" office:value-type="string" calcext:value-type="string">
            <text:p>tag0</text:p>
          </table:table-cell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1 tag0→tag0</text:p>
          </table:table-cell>
          <table:table-cell office:value-type="string" calcext:value-type="string">
            <text:p><text:a xlink:href="mailto:stage2_go@0" xlink:type="simple">stage2_go@0</text:a>  ? 0 : v1</text:p>
          </table:table-cell>
          <table:table-cell office:value-type="string" calcext:value-type="string">
            <text:p><text:span text:style-name="T3"> </text:span><text:span text:style-name="T3"><text:a xlink:href="mailto:stage2_go@0" xlink:type="simple">stage2_go@0</text:a></text:span><text:span text:style-name="T3">  ? v1 : ( </text:span><text:span text:style-name="T3"><text:a xlink:href="mailto:stage3_go@0" xlink:type="simple">stage3_go@0</text:a></text:span><text:span text:style-name="T3"> </text:span> ? 0 : v2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3"><text:a xlink:href="mailto:stage2_go@0" xlink:type="simple">stage2_go@0</text:a></text:span> ? a*2+1 : b</text:p>
          </table:table-cell>
          <table:table-cell office:value-type="string" calcext:value-type="string">
            <text:p><text:span text:style-name="T3"><text:a xlink:href="mailto:stage3_go@0" xlink:type="simple">stage3_go@0</text:a></text:span> ? ( v2 ? B : c ) : 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6"/>(stage1_go == False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 <text:s/>tag0→tag0</text:p>
          </table:table-cell>
          <table:table-cell office:value-type="string" calcext:value-type="string">
            <text:p><text:span text:style-name="T1"><text:a xlink:href="mailto:stage2_go@1" xlink:type="simple">stage2_go@1</text:a></text:span><text:span text:style-name="T1">  ? 0 :  </text:span><text:span text:style-name="T2">NC</text:span></text:p>
          </table:table-cell>
          <table:table-cell office:value-type="string" calcext:value-type="string">
            <text:p><text:span text:style-name="T4"><text:a xlink:href="mailto:stage2_go@1" xlink:type="simple">stage2_go@1</text:a></text:span><text:span text:style-name="T4"> ? (</text:span><text:span text:style-name="T4"><text:a xlink:href="mailto:stage2_go@0" xlink:type="simple">stage2_go@0</text:a></text:span><text:span text:style-name="T4">  ? 0 : v1)  : ( </text:span><text:span text:style-name="T4"><text:a xlink:href="mailto:stage3_go@1" xlink:type="simple">stage3_go@1</text:a></text:span><text:span text:style-name="T4"> ? 0 : </text:span><text:span text:style-name="T5">NC</text:span><text:span text:style-name="T4">)</text:span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1"><text:a xlink:href="mailto:stage2_go@1" xlink:type="simple">stage2_go@1</text:a></text:span><text:span text:style-name="T1"> ? a*2+1 : </text:span><text:span text:style-name="T2">NC</text:span></text:p>
          </table:table-cell>
          <table:table-cell office:value-type="string" calcext:value-type="string">
            <text:p><text:span text:style-name="T8"><text:a xlink:href="mailto:stage3_go@1" xlink:type="simple">stage3_go@1</text:a></text:span><text:span text:style-name="T8"> ? ( </text:span><text:span text:style-name="T8"><text:a xlink:href="mailto:stage2_go@0" xlink:type="simple">stage2_go@0</text:a></text:span><text:span text:style-name="T8">  ? v1 : ( </text:span><text:span text:style-name="T8"><text:a xlink:href="mailto:stage3_go@0" xlink:type="simple">stage3_go@0</text:a></text:span><text:span text:style-name="T8">  ? 0 : v2)</text:span>):<text:span text:style-name="T9"> NC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6"/>(stage1_go == Fals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…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 tag0 → tag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Default" office:value-type="string" calcext:value-type="string">
            <text:p>tag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<text:span text:style-name="T1"><text:a xlink:href="mailto:stage2_go@n" xlink:type="simple">stage2_go@n</text:a></text:span><text:span text:style-name="T1"> ? </text:span><text:span text:style-name="T6">wen_stage1 </text:span><text:span text:style-name="T7">: ( </text:span><text:span text:style-name="T7"><text:a xlink:href="mailto:stage3_go@n" xlink:type="simple">stage3_go@n</text:a></text:span><text:span text:style-name="T7"> ? 0 : </text:span><text:span text:style-name="T6">wen_stage2</text:span><text:span text:style-name="T7"> )</text:span>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 calcext:value-type="string">
            <text:p>tag2</text:p>
          </table:table-cell>
          <table:table-cell table:style-name="Default" table:number-columns-repeated="1023"/>
        </table:table-row>
        <table:table-row table:style-name="ro1">
          <table:table-cell table:style-name="Default" office:value-type="string" calcext:value-type="string">
            <text:p>tag3</text:p>
          </table:table-cell>
          <table:table-cell table:style-name="Default" table:number-columns-repeated="1023"/>
        </table:table-row>
        <table:table-row table:style-name="ro1">
          <table:table-cell table:style-name="Default" office:value-type="string" calcext:value-type="string">
            <text:p>tag4</text:p>
          </table:table-cell>
          <table:table-cell table:style-name="Default" table:number-columns-repeated="1023"/>
        </table:table-row>
      </table:table>
      <table:table table:name="Sheet1" table:style-name="ta1">
        <table:table-column table:style-name="co8" table:default-cell-style-name="ce3"/>
        <table:table-column table:style-name="co9" table:default-cell-style-name="ce5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7" table:number-columns-repeated="1018" table:default-cell-style-name="ce3"/>
        <table:table-row table:style-name="ro1">
          <table:table-cell table:style-name="ce1"/>
          <table:table-cell table:style-name="ce1" office:value-type="string" calcext:value-type="string">
            <text:p>wen_stage1</text:p>
          </table:table-cell>
          <table:table-cell table:style-name="ce1" office:value-type="string" calcext:value-type="string">
            <text:p>wen_stage2</text:p>
          </table:table-cell>
          <table:table-cell table:style-name="ce1" office:value-type="string" calcext:value-type="string">
            <text:p>Stage1 := wen1 ? Stage1*2+1 : stage3</text:p>
          </table:table-cell>
          <table:table-cell table:style-name="ce1" office:value-type="string" calcext:value-type="string">
            <text:p>Stage2 := stage1 *2 <text:s/>+ 1</text:p>
          </table:table-cell>
          <table:table-cell table:style-name="ce1" office:value-type="string" calcext:value-type="string">
            <text:p>Stage3 := wen2 ? Stage2 : stage3</text:p>
          </table:table-cell>
          <table:table-cell table:style-name="Default" table:number-columns-repeated="1018"/>
        </table:table-row>
        <table:table-row table:style-name="ro1">
          <table:table-cell table:style-name="ce1" office:value-type="string" calcext:value-type="string">
            <text:p>tag0</text:p>
          </table:table-cell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1 tag0→tag0</text:p>
          </table:table-cell>
          <table:table-cell table:style-name="ce3" office:value-type="string" calcext:value-type="string">
            <text:p><text:a xlink:href="mailto:stage2_go@0" xlink:type="simple">stage2_go@0</text:a>  ? 0 : v1</text:p>
          </table:table-cell>
          <table:table-cell office:value-type="string" calcext:value-type="string">
            <text:p><text:span text:style-name="T3"> </text:span><text:span text:style-name="T3"><text:a xlink:href="mailto:stage2_go@0" xlink:type="simple">stage2_go@0</text:a></text:span><text:span text:style-name="T3">  ? v1 : ( </text:span><text:span text:style-name="T3"><text:a xlink:href="mailto:stage3_go@0" xlink:type="simple">stage3_go@0</text:a></text:span><text:span text:style-name="T3"> </text:span> ? 0 : v2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3"><text:a xlink:href="mailto:stage2_go@0" xlink:type="simple">stage2_go@0</text:a></text:span> ? a*2+1 : b</text:p>
          </table:table-cell>
          <table:table-cell office:value-type="string" calcext:value-type="string">
            <text:p><text:span text:style-name="T3"><text:a xlink:href="mailto:stage3_go@0" xlink:type="simple">stage3_go@0</text:a></text:span> ? ( v2 ? B : c ) : 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6"/>(stage1_go == False)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6" office:value-type="string" calcext:value-type="string">
            <text:p><text:s text:c="10"/>`s2_go `s3_go</text:p>
          </table:table-cell>
          <table:table-cell table:style-name="ce3"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10"/>`s2_go `s3_go → <text:s/>`s2_go `s3_go</text:p>
          </table:table-cell>
          <table:table-cell table:style-name="ce3"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pan text:style-name="T10">          (`s2_go `s3_go)+    </text:span>roll-back</text:p>
          </table:table-cell>
          <table:table-cell table:style-name="ce3"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10"/>(`s2_go `s3_go)* <text:s text:c="3"/>roll-back (s1_go is still 1)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(若与之前某种状态一致，则可以停止，若之前的叶状态没有这种状态，则新建叶状态）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6" office:value-type="string" calcext:value-type="string">
            <text:p><text:span text:style-name="T10">          (`s2_go `s3_go)* → </text:span>`s2_go s3_go→ </text:p>
          </table:table-cell>
          <table:table-cell table:style-name="ce3" office:value-type="string" calcext:value-type="string">
            <text:p>v1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2 ? B : c</text:p>
          </table:table-cell>
          <table:table-cell office:value-type="string" calcext:value-type="string">
            <text:p>(Independent of new vars --- condition branching sufficient, next cycl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10"/>(`s2_go `s3_go)* → `s2_go s3_go→ **</text:p>
          </table:table-cell>
          <table:table-cell table:style-name="ce3" office:value-type="string" calcext:value-type="string">
            <text:p>v1</text:p>
          </table:table-cell>
          <table:table-cell office:value-type="string" calcext:value-type="string">
            <text:p>X ? 0 : 0 → 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tage3_goX ? (v2 ? b : c) : (v2 ? B : c) → (v2 ? B : c)</text:p>
          </table:table-cell>
          <table:table-cell office:value-type="string" calcext:value-type="string">
            <text:p>(Independent of new vars --- condition branching sufficient, fixed-point reached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10"/>(`s2_go `s3_go)* → (`s2_go s3_go)*</text:p>
          </table:table-cell>
          <table:table-cell table:style-name="ce3" office:value-type="string" calcext:value-type="string">
            <text:p>same as above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<text:s text:c="10"/>(`s2_go `s3_go)* → <text:s/>s2_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'a*2+1</text:p>
          </table:table-cell>
          <table:table-cell office:value-type="string" calcext:value-type="string">
            <text:p>stage3_goY ? (v2 ? b : c) : c</text:p>
          </table:table-cell>
          <table:table-cell office:value-type="string" calcext:value-type="string">
            <text:p>(branching condition insufficient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<text:s text:c="10"/>(`s2_go `s3_go)* → <text:s/>s2_go `s3_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'a*2+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(branching condition sufficient, next cycle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<text:s text:c="10"/>(`s2_go `s3_go)* → <text:s/>s2_go `s3_go → *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stage2_goZ <text:s/>stage3_goZ ? 0 : v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10">stage2_goZ ? </text:span>`a*2+1 : b</text:p>
          </table:table-cell>
          <table:table-cell office:value-type="string" calcext:value-type="string">
            <text:p>stage3_goZ ? (v1 ? a*2+1 : c) : <text:s/>c</text:p>
          </table:table-cell>
          <table:table-cell office:value-type="string" calcext:value-type="string">
            <text:p>(branching condition insufficient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10"/>(`s2_go `s3_go)* → <text:s/>s2_go `s3_go → s2_go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`a*2+1</text:p>
          </table:table-cell>
          <table:table-cell office:value-type="string" calcext:value-type="string">
            <text:p>stage3_goZ ? (v1 ? a*2+1 : c) : <text:s/>c</text:p>
          </table:table-cell>
          <table:table-cell office:value-type="string" calcext:value-type="string">
            <text:p>(branching condition insufficient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<text:s text:c="10"/>(`s2_go `s3_go)* → <text:s/>s2_go `s3_go → s2_go s3_go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`a*2+1</text:p>
          </table:table-cell>
          <table:table-cell office:value-type="string" calcext:value-type="string">
            <text:p>v1 ? a*2+1 : c</text:p>
          </table:table-cell>
          <table:table-cell office:value-type="string" calcext:value-type="string">
            <text:p>(branching condition sufficient, next cycle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<text:s text:c="10"/>(`s2_go `s3_go)* → <text:s/>s2_go `s3_go → s2_go s3_go→**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10">stage2_goU ? </text:span>`a*2+1 : b</text:p>
          </table:table-cell>
          <table:table-cell office:value-type="string" calcext:value-type="string">
            <text:p>stage3_goV ? (0 ? a*2+1 : c) : c → c</text:p>
          </table:table-cell>
          <table:table-cell office:value-type="string" calcext:value-type="string">
            <text:p>(branching condition insufficient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<text:s text:c="10"/>(`s2_go `s3_go)* → <text:s/>s2_go `s3_go → s2_go s3_go→s2_go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`a*2+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(branching condition sufficient, next cycl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10"/>(`s2_go `s3_go)* → <text:s/>s2_go `s3_go → s2_go s3_go→s2_go → **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age2_goW ? `a*2+1 : b</text:p>
          </table:table-cell>
          <table:table-cell office:value-type="string" calcext:value-type="string">
            <text:p>stage3_goA ? (0 ? a*2+1 : c) : c → c</text:p>
          </table:table-cell>
          <table:table-cell office:value-type="string" calcext:value-type="string">
            <text:p>(branching condition insufficient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10"/>(`s2_go `s3_go)* → <text:s/>s2_go `s3_go → s2_go s3_go→s2_go → s2_go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`a*2+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(branching condition sufficient, fixed point found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10"/>(`s2_go `s3_go)* → <text:s/>s2_go `s3_go → s2_go s3_go→(s2_go)+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`a*2+1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office:value-type="string" calcext:value-type="string">
            <text:p><text:s text:c="10"/>(`s2_go `s3_go)* → <text:s/>s2_go `s3_go → s2_go s3_go→`s2_go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(branching condition sufficient, next cycl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10"/>(`s2_go `s3_go)* → <text:s/>s2_go `s3_go → s2_go s3_go→`s2_go → **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age2_goB ? `a*2+1 : 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(branching condition insufficient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10"/>(`s2_go `s3_go)* → <text:s/>s2_go `s3_go → s2_go s3_go→`s2_go → s2_go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`a*2+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(branching condition sufficient, fixed-point reached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office:value-type="string" calcext:value-type="string">
            <text:p><text:s text:c="10"/>(`s2_go `s3_go)* → <text:s/>s2_go `s3_go → s2_go s3_go→`s2_go → `s2_go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(branching condition sufficient, fixed-point reached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10"/>(`s2_go `s3_go)* → <text:s/>s2_go `s3_go → s2_go s3_go→(`s2_go)+</text:p>
          </table:table-cell>
          <table:table-cell/>
          <table:table-cell table:style-name="ce5"/>
          <table:table-cell table:number-columns-repeated="1021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office:value-type="string" calcext:value-type="string">
            <text:p><text:s text:c="10"/>(`s2_go `s3_go)* → <text:s/>s2_go `s3_go → s2_go `s3_go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`a*2+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(branching condition sufficient, fixed-point reached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office:value-type="string" calcext:value-type="string">
            <text:p><text:s text:c="10"/>(`s2_go `s3_go)* → <text:s/>s2_go `s3_go → `s2_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tage3_goZ ? 0 : v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tage3_goZ ? (v1 ? a*2+1 : c) : <text:s/>c</text:p>
          </table:table-cell>
          <table:table-cell office:value-type="string" calcext:value-type="string">
            <text:p>(branching condition insufficient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10"/>(`s2_go `s3_go)* → <text:s/>s2_go `s3_go → `s2_go s3_go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1 ? a*2+1 : c</text:p>
          </table:table-cell>
          <table:table-cell office:value-type="string" calcext:value-type="string">
            <text:p>(branching condition sufficient, next cycl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10"/>(`s2_go `s3_go)* → <text:s/>s2_go `s3_go → `s2_go s3_go → **</text:p>
          </table:table-cell>
          <table:table-cell/>
          <table:table-cell table:style-name="ce5"/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1021"/>
        </table:table-row>
        <table:table-row table:style-name="ro1" table:number-rows-repeated="2">
          <table:table-cell/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(所有细分无cond branch的节点?的状态non-det 拼接起来）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string" calcext:value-type="string">
            <text:p>2 <text:s/>tag0→tag0</text:p>
          </table:table-cell>
          <table:table-cell table:style-name="ce3" office:value-type="string" calcext:value-type="string">
            <text:p><text:span text:style-name="T1"><text:a xlink:href="mailto:stage2_go@1" xlink:type="simple">stage2_go@1</text:a></text:span><text:span text:style-name="T1">  ? 0 :  </text:span><text:span text:style-name="T2">NC</text:span></text:p>
          </table:table-cell>
          <table:table-cell office:value-type="string" calcext:value-type="string">
            <text:p><text:span text:style-name="T4"><text:a xlink:href="mailto:stage2_go@1" xlink:type="simple">stage2_go@1</text:a></text:span><text:span text:style-name="T4"> ? (</text:span><text:span text:style-name="T4"><text:a xlink:href="mailto:stage2_go@0" xlink:type="simple">stage2_go@0</text:a></text:span><text:span text:style-name="T4">  ? 0 : v1)  : ( </text:span><text:span text:style-name="T4"><text:a xlink:href="mailto:stage3_go@1" xlink:type="simple">stage3_go@1</text:a></text:span><text:span text:style-name="T4"> ? 0 : </text:span><text:span text:style-name="T5">NC</text:span><text:span text:style-name="T4">)</text:span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1"><text:a xlink:href="mailto:stage2_go@1" xlink:type="simple">stage2_go@1</text:a></text:span><text:span text:style-name="T1"> ? a*2+1 : </text:span><text:span text:style-name="T2">NC</text:span></text:p>
          </table:table-cell>
          <table:table-cell office:value-type="string" calcext:value-type="string">
            <text:p><text:span text:style-name="T8"><text:a xlink:href="mailto:stage3_go@1" xlink:type="simple">stage3_go@1</text:a></text:span><text:span text:style-name="T8"> ? ( </text:span><text:span text:style-name="T8"><text:a xlink:href="mailto:stage2_go@0" xlink:type="simple">stage2_go@0</text:a></text:span><text:span text:style-name="T8">  ? v1 : ( </text:span><text:span text:style-name="T8"><text:a xlink:href="mailto:stage3_go@0" xlink:type="simple">stage3_go@0</text:a></text:span><text:span text:style-name="T8">  ? 0 : v2)</text:span>):<text:span text:style-name="T9"> NC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6"/>(stage1_go == False)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… </text:p>
          </table:table-cell>
          <table:table-cell table:style-name="ce3"/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n tag0 → tag1</text:p>
          </table:table-cell>
          <table:table-cell table:style-name="ce3"/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2">
          <table:table-cell table:style-name="Default" office:value-type="string" calcext:value-type="string">
            <text:p>tag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<text:span text:style-name="T1"><text:a xlink:href="mailto:stage2_go@n" xlink:type="simple">stage2_go@n</text:a></text:span><text:span text:style-name="T1"> ? </text:span><text:span text:style-name="T6">wen_stage1 </text:span><text:span text:style-name="T7">: ( </text:span><text:span text:style-name="T7"><text:a xlink:href="mailto:stage3_go@n" xlink:type="simple">stage3_go@n</text:a></text:span><text:span text:style-name="T7"> ? 0 : </text:span><text:span text:style-name="T6">wen_stage2</text:span><text:span text:style-name="T7"> )</text:span>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 calcext:value-type="string">
            <text:p>tag2</text:p>
          </table:table-cell>
          <table:table-cell table:style-name="Default" table:number-columns-repeated="1023"/>
        </table:table-row>
        <table:table-row table:style-name="ro1">
          <table:table-cell table:style-name="Default" office:value-type="string" calcext:value-type="string">
            <text:p>tag3</text:p>
          </table:table-cell>
          <table:table-cell table:style-name="Default" table:number-columns-repeated="1023"/>
        </table:table-row>
        <table:table-row table:style-name="ro1">
          <table:table-cell table:style-name="Default" office:value-type="string" calcext:value-type="string">
            <text:p>tag4</text:p>
          </table:table-cell>
          <table:table-cell table:style-name="Default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 style:data-style-name="N2" text:time-value="13:36:27.1443823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3T14:15:36.125496567</meta:creation-date>
    <dc:date>2021-11-22T16:43:52.880361852</dc:date>
    <meta:editing-duration>PT10H25M20S</meta:editing-duration>
    <meta:editing-cycles>24</meta:editing-cycles>
    <meta:generator>LibreOffice/6.0.7.3$Linux_X86_64 LibreOffice_project/00m0$Build-3</meta:generator>
    <meta:document-statistic meta:table-count="2" meta:cell-count="223" meta:object-count="0"/>
  </office:meta>
</office:document-meta>
</file>